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835cm"/>
      <style:paragraph-properties style:writing-mode="lr-tb"/>
    </style:style>
    <style:style style:name="pr2" style:family="presentation" style:parent-style-name="Default-subtitle">
      <style:graphic-properties draw:fill-color="#ffffff" fo:min-height="17.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56pt" style:font-size-asian="56pt" style:font-size-complex="5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ff0000" fo:font-size="42pt" style:font-size-asian="56pt" style:font-size-complex="56pt"/>
    </style:style>
    <style:style style:name="T3" style:family="text">
      <style:text-properties fo:font-size="48pt" style:font-size-asian="52pt" style:font-size-complex="52pt"/>
    </style:style>
    <style:style style:name="T4" style:family="text">
      <style:text-properties fo:font-size="20pt" fo:font-weight="bold" style:font-size-asian="52pt" style:font-weight-asian="bold" style:font-size-complex="52pt" style:font-weight-complex="bold"/>
    </style:style>
    <style:style style:name="T5" style:family="text">
      <style:text-properties fo:font-size="52pt" fo:font-weight="bold" style:font-size-asian="52pt" style:font-weight-asian="bold" style:font-size-complex="52pt" style:font-weight-complex="bold"/>
    </style:style>
    <style:style style:name="T6" style:family="text">
      <style:text-properties fo:font-size="22pt" fo:font-weight="bold" style:font-size-asian="52pt" style:font-weight-asian="bold" style:font-size-complex="52pt" style:font-weight-complex="bold"/>
    </style:style>
    <style:style style:name="T7" style:family="text">
      <style:text-properties fo:font-size="30pt" fo:font-weight="bold" style:font-size-asian="52pt" style:font-weight-asian="bold" style:font-size-complex="52pt" style:font-weight-complex="bold"/>
    </style:style>
    <style:style style:name="T8" style:family="text">
      <style:text-properties fo:font-size="42pt" style:font-size-asian="52pt" style:font-size-complex="52pt"/>
    </style:style>
    <style:style style:name="T9" style:family="text">
      <style:text-properties fo:font-size="4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5.835cm" svg:x="0.6cm" svg:y="-0.002cm" presentation:class="title" presentation:user-transformed="true">
          <draw:text-box>
            <text:p><text:span text:style-name="T1">NOTICE DUE TO COVID-19: </text:span><text:span text:style-name="T2">MODIFIED ENHANCED COMMUNITY QUARANTINE (MECQ)</text:span></text:p>
          </draw:text-box>
        </draw:frame>
        <draw:frame presentation:style-name="pr2" draw:text-style-name="P3" draw:layer="layout" svg:width="25.94cm" svg:height="17.1cm" svg:x="0.9cm" svg:y="5.2cm">
          <draw:text-box>
            <text:p><text:span text:style-name="T3">THE MARIKINA ORTHOPEDIC SPECIALTY CLINIC (MOSC) </text:span></text:p>
            <text:p><text:span text:style-name="T3">SHALL BE OPEN:</text:span></text:p>
            <text:p><text:span text:style-name="T4"/></text:p>
            <text:p><text:span text:style-name="T5">MONDAYS ~ SATURDAYS</text:span></text:p>
            <text:p><text:span text:style-name="T5">09:00 A.M. ~ 03:00 P.M.</text:span></text:p>
            <text:p><text:span text:style-name="T4"><text:s/></text:span><text:span text:style-name="T6"><text:s/></text:span><text:span text:style-name="T7"><text:s/></text:span></text:p>
            <text:p text:style-name="P2"><text:span text:style-name="T8">UNTIL: </text:span><text:span text:style-name="T9">END OF MEC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08-30T13:43:39.899913723</dc:date>
    <meta:editing-duration>PT54M7S</meta:editing-duration>
    <meta:editing-cycles>26</meta:editing-cycles>
    <meta:generator>LibreOffice/6.4.6.2$Linux_X86_64 LibreOffice_project/40$Build-2</meta:generator>
    <meta:print-date>2021-08-02T09:12:07.076645371</meta:print-date>
    <meta:document-statistic meta:object-count="25"/>
  </office:meta>
</office:document-meta>
</file>